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601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30cfe3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officeooo:paragraph-rsid="003991e3"/>
    </style:style>
    <style:style style:name="P4" style:family="paragraph" style:parent-style-name="Standard">
      <style:text-properties officeooo:paragraph-rsid="003991e3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Table_20_Contents">
      <style:text-properties fo:font-size="10.5pt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30cfe3" officeooo:paragraph-rsid="0030cfe3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347e25" officeooo:paragraph-rsid="00347e25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576bac" officeooo:paragraph-rsid="00576bac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282cca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7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8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9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0" style:family="paragraph" style:parent-style-name="Table_20_Contents">
      <style:text-properties officeooo:rsid="000bac82" officeooo:paragraph-rsid="003991e3"/>
    </style:style>
    <style:style style:name="P31" style:family="paragraph" style:parent-style-name="Table_20_Contents">
      <style:text-properties officeooo:paragraph-rsid="003991e3"/>
    </style:style>
    <style:style style:name="P32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3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e1b18" style:font-size-asian="10.5pt" style:font-style-asian="normal" style:font-weight-asian="normal" style:font-size-complex="10.5pt" style:text-emphasize="none"/>
    </style:style>
    <style:style style:name="P34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3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76b95" style:font-size-asian="10.5pt" style:font-style-asian="normal" style:font-weight-asian="normal" style:font-size-complex="10.5pt" style:text-emphasize="none"/>
    </style:style>
    <style:style style:name="P3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4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4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4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347e25" style:font-size-asian="10.5pt" style:font-style-asian="normal" style:font-weight-asian="bold" style:font-size-complex="10.5pt" style:font-weight-complex="bold" style:text-emphasize="none"/>
    </style:style>
    <style:style style:name="P43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276b95" style:font-size-asian="10.5pt" style:font-size-complex="10.5pt"/>
    </style:style>
    <style:style style:name="P4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a4794" style:font-size-asian="10.5pt" style:font-style-asian="normal" style:font-weight-asian="normal" style:font-size-complex="10.5pt" style:text-emphasize="none"/>
    </style:style>
    <style:style style:name="P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14689" style:font-size-asian="10.5pt" style:font-style-asian="normal" style:font-weight-asian="normal" style:font-size-complex="10.5pt" style:text-emphasize="none"/>
    </style:style>
    <style:style style:name="P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3ed7c" style:font-size-asian="10.5pt" style:font-style-asian="normal" style:font-weight-asian="normal" style:font-size-complex="10.5pt" style:text-emphasize="none"/>
    </style:style>
    <style:style style:name="P4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4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ae166" style:font-size-asian="10.5pt" style:font-style-asian="normal" style:font-weight-asian="normal" style:font-size-complex="10.5pt" style:text-emphasize="none"/>
    </style:style>
    <style:style style:name="P4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bcbd5" style:font-size-asian="10.5pt" style:font-style-asian="normal" style:font-weight-asian="normal" style:font-size-complex="10.5pt" style:text-emphasize="none"/>
    </style:style>
    <style:style style:name="P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5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769b1" style:font-size-asian="10.5pt" style:font-style-asian="normal" style:font-weight-asian="normal" style:font-size-complex="10.5pt" style:font-weight-complex="normal" style:text-emphasize="none"/>
    </style:style>
    <style:style style:name="P5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576bac" style:font-size-asian="10.5pt" style:font-style-asian="normal" style:font-weight-asian="normal" style:font-size-complex="10.5pt" style:font-weight-complex="normal" style:text-emphasize="none"/>
    </style:style>
    <style:style style:name="P54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514689" style:font-size-asian="10.5pt" style:font-size-complex="10.5pt"/>
    </style:style>
    <style:style style:name="P55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49d299" style:font-size-asian="10.5pt" style:font-size-complex="10.5pt"/>
    </style:style>
    <style:style style:name="P56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officeooo:paragraph-rsid="0049d299" style:font-name-asian="Times New Roman2" style:font-size-asian="10.5pt" style:font-name-complex="Times New Roman2" style:font-size-complex="10.5pt"/>
    </style:style>
    <style:style style:name="P57" style:family="paragraph" style:parent-style-name="Зміст_5f_вимоги">
      <style:paragraph-properties fo:line-height="100%"/>
      <style:text-properties fo:font-size="10.5pt" officeooo:paragraph-rsid="0049d299" style:font-size-asian="10.5pt" style:font-size-complex="10.5pt"/>
    </style:style>
    <style:style style:name="P5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2e1b18" style:font-size-asian="10.5pt" style:font-style-asian="normal" style:font-weight-asian="normal" style:font-size-complex="10.5pt" style:text-emphasize="none"/>
    </style:style>
    <style:style style:name="P59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9d299" style:font-name-asian="Times New Roman2" style:font-size-asian="10.5pt" style:font-style-asian="italic" style:font-weight-asian="bold" style:font-name-complex="Times New Roman2" style:font-size-complex="10.5pt"/>
    </style:style>
    <style:style style:name="P60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cd157" style:font-name-asian="Times New Roman2" style:font-size-asian="10.5pt" style:font-style-asian="italic" style:font-weight-asian="bold" style:font-name-complex="Times New Roman2" style:font-size-complex="10.5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11437" style:font-name-asian="Times New Roman2" style:font-size-asian="10.5pt" style:font-style-asian="italic" style:font-weight-asian="bold" style:font-name-complex="Times New Roman2" style:font-size-complex="10.5pt"/>
    </style:style>
    <style:style style:name="P6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6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64" style:family="paragraph">
      <loext:graphic-properties draw:fill="none" draw:fill-color="#ffffff"/>
      <style:text-properties fo:font-size="10pt" style:font-size-asian="10pt" style:font-size-complex="10pt"/>
    </style:style>
    <style:style style:name="P65" style:family="paragraph">
      <style:paragraph-properties fo:margin-left="0.026cm" fo:margin-right="0cm" fo:margin-top="0cm" fo:margin-bottom="0cm" fo:line-height="100%" fo:text-indent="0cm"/>
    </style:style>
    <style:style style:name="P66" style:family="paragraph">
      <loext:graphic-properties draw:fill="none" draw:fill-color="#ffffff"/>
      <style:text-properties fo:font-size="10.5pt" style:font-size-asian="10.5pt" style:font-size-complex="10.5pt"/>
    </style:style>
    <style:style style:name="P67" style:family="paragraph">
      <style:paragraph-properties fo:margin-left="0.101cm" fo:margin-right="0.101cm" fo:margin-top="0cm" fo:margin-bottom="0cm" fo:line-height="100%" fo:text-indent="0cm"/>
    </style:style>
    <style:style style:name="P68" style:family="paragraph">
      <style:paragraph-properties fo:margin-top="0cm" fo:margin-bottom="0cm" fo:line-height="100%"/>
    </style:style>
    <style:style style:name="P69" style:family="paragraph">
      <style:paragraph-properties fo:margin-top="0cm" fo:margin-bottom="0cm" fo:line-height="100%" fo:text-align="justify"/>
    </style:style>
    <style:style style:name="P70" style:family="paragraph">
      <loext:graphic-properties draw:fill="none" draw:fill-color="#ffffff"/>
      <style:text-properties style:font-name="Liberation Serif" fo:font-size="10.5pt" style:font-size-asian="10.5pt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576bac" style:font-style-asian="italic" style:font-style-complex="italic"/>
    </style:style>
    <style:style style:name="T6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58cfc" style:font-style-asian="normal" style:font-weight-asian="bold" style:font-weight-complex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19" style:family="text">
      <style:text-properties officeooo:rsid="0023c526"/>
    </style:style>
    <style:style style:name="T20" style:family="text">
      <style:text-properties officeooo:rsid="00282cca"/>
    </style:style>
    <style:style style:name="T21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2" style:family="text">
      <style:text-properties style:font-name="Times New Roman" style:font-name-asian="Times New Roman2" style:font-name-complex="Times New Roman2"/>
    </style:style>
    <style:style style:name="T23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4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25" style:family="text">
      <style:text-properties style:font-name-asian="Times New Roman2" style:font-name-complex="Times New Roman2"/>
    </style:style>
    <style:style style:name="T26" style:family="text">
      <style:text-properties officeooo:rsid="00282cca" style:font-name-asian="Times New Roman2" style:font-name-complex="Times New Roman2"/>
    </style:style>
    <style:style style:name="T27" style:family="text">
      <style:text-properties officeooo:rsid="001331e3" style:font-name-asian="Times New Roman2" style:font-name-complex="Times New Roman2"/>
    </style:style>
    <style:style style:name="T28" style:family="text">
      <style:text-properties style:font-name-asian="Times New Roman2" style:font-name-complex="Times New Roman2" style:font-style-complex="normal" style:font-weight-complex="normal"/>
    </style:style>
    <style:style style:name="T29" style:family="text">
      <style:text-properties officeooo:rsid="002e1b18"/>
    </style:style>
    <style:style style:name="T30" style:family="text">
      <style:text-properties officeooo:rsid="00181cf4"/>
    </style:style>
    <style:style style:name="T31" style:family="text">
      <style:text-properties fo:language="ru" fo:country="RU"/>
    </style:style>
    <style:style style:name="T32" style:family="text">
      <style:text-properties officeooo:rsid="003622d5"/>
    </style:style>
    <style:style style:name="T33" style:family="text">
      <style:text-properties officeooo:rsid="002e1b18" style:font-style-complex="normal"/>
    </style:style>
    <style:style style:name="T34" style:family="text">
      <style:text-properties officeooo:rsid="003622d5" style:font-style-complex="normal"/>
    </style:style>
    <style:style style:name="T35" style:family="text">
      <style:text-properties fo:language="en" fo:country="US"/>
    </style:style>
    <style:style style:name="T36" style:family="text">
      <style:text-properties fo:language="uk" fo:country="UA"/>
    </style:style>
    <style:style style:name="T37" style:family="text">
      <style:text-properties fo:language="uk" fo:country="UA" officeooo:rsid="003b8003"/>
    </style:style>
    <style:style style:name="T38" style:family="text">
      <style:text-properties fo:language="uk" fo:country="UA" officeooo:rsid="002c9457"/>
    </style:style>
    <style:style style:name="T39" style:family="text">
      <style:text-properties fo:language="uk" fo:country="UA" officeooo:rsid="0021a7d8"/>
    </style:style>
    <style:style style:name="T40" style:family="text">
      <style:text-properties fo:language="uk" fo:country="UA" fo:font-weight="bold" officeooo:rsid="002c9457" style:font-weight-asian="bold" style:font-weight-complex="bold"/>
    </style:style>
    <style:style style:name="T41" style:family="text">
      <style:text-properties fo:language="uk" fo:country="UA" fo:font-weight="normal" officeooo:rsid="002c9457" style:font-weight-asian="normal" style:font-weight-complex="normal"/>
    </style:style>
    <style:style style:name="T42" style:family="text">
      <style:text-properties fo:language="uk" fo:country="UA" fo:font-weight="normal" officeooo:rsid="0058499d" style:font-weight-asian="normal" style:font-weight-complex="normal"/>
    </style:style>
    <style:style style:name="T43" style:family="text">
      <style:text-properties fo:language="uk" fo:country="UA" officeooo:rsid="0058499d"/>
    </style:style>
    <style:style style:name="T44" style:family="text">
      <style:text-properties officeooo:rsid="003b71b4"/>
    </style:style>
    <style:style style:name="T45" style:family="text">
      <style:text-properties officeooo:rsid="003b8003"/>
    </style:style>
    <style:style style:name="T46" style:family="text">
      <style:text-properties officeooo:rsid="000f0310"/>
    </style:style>
    <style:style style:name="T47" style:family="text">
      <style:text-properties officeooo:rsid="0010dd33"/>
    </style:style>
    <style:style style:name="T48" style:family="text">
      <style:text-properties officeooo:rsid="00117476"/>
    </style:style>
    <style:style style:name="T49" style:family="text">
      <style:text-properties officeooo:rsid="0014585f"/>
    </style:style>
    <style:style style:name="T50" style:family="text">
      <style:text-properties officeooo:rsid="0042ad5b"/>
    </style:style>
    <style:style style:name="T51" style:family="text">
      <style:text-properties officeooo:rsid="00464a7d"/>
    </style:style>
    <style:style style:name="T52" style:family="text">
      <style:text-properties officeooo:rsid="0049d299"/>
    </style:style>
    <style:style style:name="T53" style:family="text">
      <style:text-properties officeooo:rsid="004bcbd5"/>
    </style:style>
    <style:style style:name="T54" style:family="text">
      <style:text-properties officeooo:rsid="0053ed7c"/>
    </style:style>
    <style:style style:name="T55" style:family="text">
      <style:text-properties officeooo:rsid="00576bac"/>
    </style:style>
    <style:style style:name="T56" style:family="text">
      <style:text-properties officeooo:rsid="0058499d"/>
    </style:style>
    <style:style style:name="T57" style:family="text">
      <style:text-properties officeooo:rsid="005bc6ae"/>
    </style:style>
    <style:style style:name="T58" style:family="text">
      <style:text-properties fo:font-size="10pt" fo:font-weight="bold" style:font-size-asian="10pt" style:font-weight-asian="bold" style:font-size-complex="10pt" style:font-weight-complex="bold"/>
    </style:style>
    <style:style style:name="T59" style:family="text">
      <style:text-properties fo:font-size="10pt" style:font-size-asian="10pt" style:font-size-complex="10pt"/>
    </style:style>
    <style:style style:name="T60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61" style:family="text">
      <style:text-properties style:font-name="Liberation Serif" fo:font-size="10pt" style:font-size-asian="10pt" style:font-size-complex="10pt"/>
    </style:style>
    <style:style style:name="T62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63" style:family="text">
      <style:text-properties style:font-name="Liberation Serif" fo:font-size="10.5pt" style:font-size-asian="10.5pt" style:font-size-complex="10.5pt"/>
    </style:style>
    <style:style style:name="T64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65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T66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67" style:family="text">
      <style:text-properties style:font-name="Liberation Serif" fo:font-size="10.5pt" style:font-name-asian="Times New Roman1" style:font-size-asian="10.5pt" style:font-name-complex="Times New Roman" style:font-size-complex="10.5pt" style:font-weight-complex="bold"/>
    </style:style>
    <style:style style:name="gr1" style:family="graphic">
      <style:graphic-properties draw:stroke="none" svg:stroke-color="#000000" draw:fill="none" draw:fill-color="#ffffff" fo:min-height="3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8.5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draw:frame text:anchor-type="page" text:anchor-page-number="2" draw:z-index="1" draw:name="Фигура2" draw:style-name="gr2" draw:text-style-name="P66" svg:width="7.303cm" svg:height="8.256cm" svg:x="17.919cm" svg:y="0.309cm">
        <draw:text-box>
          <text:p><text:span text:style-name="T62">Пояснює </text:span><text:span text:style-name="T63">поняття моделі</text:span></text:p>
          <text:p text:style-name="P65"><text:span text:style-name="T64">Діяльнісна складова</text:span></text:p>
          <text:p><text:span text:style-name="T62">Застосовує </text:span><text:span text:style-name="T63">засоби опрацювання електронних </text:span><text:span text:style-name="T63">таблиць для розв’язання навчальних і </text:span><text:span text:style-name="T63">життєвих задач. </text:span></text:p>
          <text:p><text:span text:style-name="T62">Аналізує </text:span><text:span text:style-name="T63">умову задачі, виокремлює зв’язки </text:span><text:span text:style-name="T63">між величинами. Реалізує математичні моделі </text:span><text:span text:style-name="T63">засобами електронних таблиць.</text:span></text:p>
          <text:p><text:span text:style-name="T62">Використовує</text:span><text:span text:style-name="T63"> формули в електронних </text:span><text:span text:style-name="T63">таблицях.</text:span></text:p>
          <text:p><text:span text:style-name="T62">Редагує</text:span><text:span text:style-name="T63"> <text:s/>і </text:span><text:span text:style-name="T62">форматує</text:span><text:span text:style-name="T63"> електронні таблиці.</text:span></text:p>
          <text:p text:style-name="P65"><text:span text:style-name="T65">Застосовує</text:span><text:span text:style-name="T66"> засоби автозаповнення й </text:span><text:span text:style-name="T66">автозавершення для прискорення введення </text:span><text:span text:style-name="T66">даних</text:span></text:p>
          <text:p text:style-name="P65"><text:span text:style-name="T64">Ціннісна складова</text:span></text:p>
          <text:p><text:span text:style-name="T62">Розпізнає</text:span><text:span text:style-name="T63"> задачі, для яких доцільно </text:span><text:span text:style-name="T63">використовувати електронні таблиці.</text:span></text:p>
          <text:p><text:span text:style-name="T62">Робить висновки</text:span><text:span text:style-name="T63"> на основі аналізу даних в </text:span><text:span text:style-name="T63">електронних таблицях</text:span></text:p>
        </draw:text-box>
      </draw:fram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3"/>
        <table:table-row>
          <table:table-cell table:style-name="Таблица1.A1" office:value-type="string">
            <text:p text:style-name="P34">№ Уроку</text:p>
          </table:table-cell>
          <table:table-cell table:style-name="Таблица1.A1" office:value-type="string">
            <text:p text:style-name="P34">№ Теми</text:p>
          </table:table-cell>
          <table:table-cell table:style-name="Таблица1.A1" office:value-type="string">
            <text:p text:style-name="P35">Тема урока</text:p>
          </table:table-cell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6"><text:span text:style-name="T51">7</text:span>-<text:span text:style-name="T51">А</text:span></text:p>
          </table:table-cell>
          <table:table-cell table:style-name="Таблица1.A1" office:value-type="string">
            <text:p text:style-name="P36"><text:span text:style-name="T51">7</text:span>-<text:span text:style-name="T51">Б</text:span></text:p>
          </table:table-cell>
          <table:table-cell table:style-name="Таблица1.G1" office:value-type="string">
            <text:p text:style-name="P36"><text:span text:style-name="T51">7</text:span>-<text:span text:style-name="T51">В</text:span></text:p>
          </table:table-cell>
        </table:table-row>
        <table:table-row>
          <table:table-cell table:style-name="Таблица1.A2" table:number-columns-spanned="7" office:value-type="string">
            <text:p text:style-name="P24">Тема <text:span text:style-name="T19">1</text:span>. <text:span text:style-name="T22">Служби Інтернету</text:span> (<text:span text:style-name="T52">10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47">Безпека життєдіяльності при роботі з комп'ютером<text:span text:style-name="T6">. </text:span><text:span text:style-name="T28">Поштові служби Інтернету. Створення електронної скриньки. </text:span></text:p>
          </table:table-cell>
          <table:table-cell table:style-name="Таблица1.A3" table:number-rows-spanned="10" office:value-type="string">
            <text:p text:style-name="P59">Знаннєва складова</text:p>
            <text:p text:style-name="P57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57"><text:span text:style-name="T1">Пояснює</text:span> небезпеки, пов’язані з використанням електронної пошти.</text:p>
            <text:p text:style-name="P57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56"/>
            <text:p text:style-name="P59">Діяльнісна складова</text:p>
            <text:p text:style-name="P57"><text:span text:style-name="T1">Створює</text:span> поштову скриньку та використовує її.</text:p>
            <text:p text:style-name="P57"><text:span text:style-name="T1">Створює</text:span> і <text:span text:style-name="T1">використовує</text:span> списки розсилки.</text:p>
            <text:p text:style-name="P57"><text:span text:style-name="T1">Уміє</text:span> працювати в команді й організовувати спільну роботу в онлайн-середовищах.</text:p>
            <text:p text:style-name="P57"><text:span text:style-name="T1">Використовує</text:span> онлайнові перекладачі</text:p>
            <text:p text:style-name="P56"/>
            <text:p text:style-name="P59">Ціннісна складова</text:p>
            <text:p text:style-name="P57"><text:span text:style-name="T1">Усвідомлює</text:span> переваги та недоліки електронної пошти як засобу спілкування.</text:p>
            <text:p text:style-name="P57"><text:span text:style-name="T1">Дотримується</text:span> принципів електронного етикету та безпечного користування електронною поштою.</text:p>
            <text:p text:style-name="P57"><text:span text:style-name="T1">Усвідомлює </text:span>цінність персонального освітньо-комунікаційного середовища для навчання та саморозвитку.</text:p>
            <text:p text:style-name="P55"><text:span text:style-name="T18">Усвідомлює</text:span><text:span text:style-name="T10"> значення Інтернету речей у житті людини</text:span>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32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50"><text:span text:style-name="T7">Надсилання, отримання, перенаправлення повідомлень. </text:span><text:span text:style-name="T3">Практична робота №1.</text:span><text:span text:style-name="T29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38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43">Використання інтернет-ресурсів для спільної робот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58">Рівні та способи доступу до ресурс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33"><text:span text:style-name="T33">Зберігання даних та колективна робота з документами в Інтернеті. </text:span><text:span text:style-name="T3">Практична робота №2. </text:span><text:span text:style-name="T33">керування спільним доступом до них. Хмарні сервіси. </text:span><text:span text:style-name="T29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7</text:p>
          </table:table-cell>
          <table:table-cell table:style-name="Таблица1.A3" office:value-type="string">
            <text:p text:style-name="P21">7</text:p>
          </table:table-cell>
          <table:table-cell table:style-name="Таблица1.A3" office:value-type="string">
            <text:p text:style-name="P48">Онлайнові перекладачі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8</text:p>
          </table:table-cell>
          <table:table-cell table:style-name="Таблица1.A3" office:value-type="string">
            <text:p text:style-name="P21">8</text:p>
          </table:table-cell>
          <table:table-cell table:style-name="Таблица1.A3" office:value-type="string">
            <text:p text:style-name="P49">Інтернет речей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9</text:p>
          </table:table-cell>
          <table:table-cell table:style-name="Таблица1.A3" office:value-type="string">
            <text:p text:style-name="P21">9</text:p>
          </table:table-cell>
          <table:table-cell table:style-name="Таблица1.A3" office:value-type="string">
            <text:p text:style-name="P33"><text:span text:style-name="T53">О</text:span>сновні принципи функціонування Інтернету речей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10</text:p>
          </table:table-cell>
          <table:table-cell table:style-name="Таблица1.A3" office:value-type="string">
            <text:p text:style-name="P21">10</text:p>
          </table:table-cell>
          <table:table-cell table:style-name="Таблица1.A3" office:value-type="string">
            <text:p text:style-name="P40"><text:span text:style-name="T20">Узагальнення з теми <text:s/>«</text:span><text:span text:style-name="T26">Служби Інтернету»</text:span></text:p>
            <text:p text:style-name="P39"/>
            <text:p text:style-name="P39"/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2" table:number-columns-spanned="7" office:value-type="string">
            <text:p text:style-name="P1"><text:span text:style-name="T30">Тема 2</text:span>. <text:span text:style-name="T25">Опрацювання табличних даних</text:span> (<text:span text:style-name="T53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2">11</text:p>
          </table:table-cell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54"><text:span text:style-name="T8">Поняття електронної таблиці. </text:span><text:span text:style-name="T17">Практична робота №3. </text:span><text:span text:style-name="T9">Табличні процесори, їх призначення. Середовище табличного процесора. Інструктаж з БЖД.</text:span></text:p>
          </table:table-cell>
          <table:table-cell table:style-name="Таблица1.D14" table:number-rows-spanned="10" office:value-type="string">
            <text:p text:style-name="P60"><draw:frame text:anchor-type="paragraph" draw:z-index="0" draw:name="Фигура1" draw:style-name="gr1" draw:text-style-name="P64" svg:width="7.303cm" svg:height="3.234cm" svg:x="0.069cm" svg:y="0.178cm"><draw:text-box><text:p><text:span text:style-name="T58">Знаннєва складова</text:span></text:p><text:p><text:span text:style-name="T59">Пояснює призначення електронних таблиць, зокрема як засобу моделювання.</text:span></text:p><text:p><text:span text:style-name="T59">Знає принципи адресації клітинок і діапазонів. </text:span><text:span text:style-name="T60">Називає </text:span><text:span text:style-name="T61">основні типи даних та пояснює їхнє призначення.</text:span></text:p><text:p><text:span text:style-name="T60">Називає</text:span><text:span text:style-name="T61"> і </text:span><text:span text:style-name="T60">пояснює </text:span><text:span text:style-name="T61">призначення основних об’єктів ЕТ.</text:span></text:p></draw:text-box></draw:frame></text:p>
            <text:p text:style-name="P60"/>
            <text:p text:style-name="P60"/>
            <text:p text:style-name="P60"/>
            <text:p text:style-name="P60"/>
            <text:p text:style-name="P60"/>
            <text:p text:style-name="P60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2</text:p>
          </table:table-cell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44">Об’єкти електронних таблиць — аркуш, клітинка, діапазон клітинок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3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44">Типи даних: числові, грошові, дати, текст, відсотки. 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4</text:p>
          </table:table-cell>
          <table:table-cell table:style-name="Таблица1.A3" office:value-type="string">
            <text:p text:style-name="P17">4</text:p>
          </table:table-cell>
          <table:table-cell table:style-name="Таблица1.A3" office:value-type="string">
            <text:p text:style-name="P45">Введення, редагування й форматування даних основних типів. 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5</text:p>
          </table:table-cell>
          <table:table-cell table:style-name="Таблица1.A3" office:value-type="string">
            <text:p text:style-name="P17">5</text:p>
          </table:table-cell>
          <table:table-cell table:style-name="Таблица1.A3" office:value-type="string">
            <text:p text:style-name="P45">Адресація. Формул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6</text:p>
          </table:table-cell>
          <table:table-cell table:style-name="Таблица1.A3" office:value-type="string">
            <text:p text:style-name="P17">6</text:p>
          </table:table-cell>
          <table:table-cell table:style-name="Таблица1.A3" office:value-type="string">
            <text:p text:style-name="P45">Редагування та форматування електронних таблиць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7</text:p>
          </table:table-cell>
          <table:table-cell table:style-name="Таблица1.A3" office:value-type="string">
            <text:p text:style-name="P22">7</text:p>
          </table:table-cell>
          <table:table-cell table:style-name="Таблица1.A3" office:value-type="string">
            <text:p text:style-name="P45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8</text:p>
          </table:table-cell>
          <table:table-cell table:style-name="Таблица1.A3" office:value-type="string">
            <text:p text:style-name="P22">8</text:p>
          </table:table-cell>
          <table:table-cell table:style-name="Таблица1.A3" office:value-type="string">
            <text:p text:style-name="P45">Автозаповнення та автозаверш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9</text:p>
          </table:table-cell>
          <table:table-cell table:style-name="Таблица1.A3" office:value-type="string">
            <text:p text:style-name="P22">9</text:p>
          </table:table-cell>
          <table:table-cell table:style-name="Таблица1.A3" office:value-type="string">
            <text:p text:style-name="P46">Моделі. Етапи побудови моделей. Реалізація математичних моделей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<text:span text:style-name="T54">0</text:span></text:p>
          </table:table-cell>
          <table:table-cell table:style-name="Таблица1.A3" office:value-type="string">
            <text:p text:style-name="P22">1<text:span text:style-name="T54">0</text:span></text:p>
          </table:table-cell>
          <table:table-cell table:style-name="Таблица1.A3" office:value-type="string">
            <text:p text:style-name="P41"><text:span text:style-name="T20">Узагальнення з теми </text:span><text:span text:style-name="T27">Опрацювання табличних даних.</text:span></text:p>
            <text:p text:style-name="P62"/>
            <text:p text:style-name="P62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2" table:number-columns-spanned="7" office:value-type="string">
            <text:p text:style-name="P2"><text:span text:style-name="T15">Тема </text:span><text:span text:style-name="T16">3</text:span><text:span text:style-name="T15">. </text:span><text:span text:style-name="T11"><text:s/>Алгоритми та програми </text:span><text:span text:style-name="T12">(</text:span><text:span text:style-name="T13">1</text:span><text:span text:style-name="T14">6</text:span><text:span text:style-name="T12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9">2<text:span text:style-name="T55">1</text:span></text:p>
          </table:table-cell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51">Виконав<text:span text:style-name="T31">ц</text:span>і алгоритмів</text:p>
          </table:table-cell>
          <table:table-cell table:style-name="Таблица1.D14" table:number-rows-spanned="14" office:value-type="string">
            <text:p text:style-name="P61"><draw:frame text:anchor-type="paragraph" draw:z-index="2" draw:name="Фигура3" draw:style-name="gr3" draw:text-style-name="P70" svg:width="7.277cm" svg:height="8.547cm" svg:x="0.016cm" svg:y="0.079cm"><draw:text-box><text:p text:style-name="P67"><text:span text:style-name="T64">Учень/учениця</text:span></text:p><text:p text:style-name="P65"><text:span text:style-name="T64">Знаннєва складова</text:span></text:p><text:p text:style-name="P68"><text:span text:style-name="T66"><text:s text:c="5"/></text:span><text:span text:style-name="T65">Пояснює</text:span><text:span text:style-name="T66"> поняття величини, змінної та операції присвоювання.</text:span></text:p><text:p text:style-name="P68"><text:span text:style-name="T66"><text:s text:c="4"/></text:span><text:span text:style-name="T65">Знає</text:span><text:span text:style-name="T66"> базові алгоритми роботи зі змінними: обмін значеннями, визначення найбільшого й найменшого з двох значень</text:span></text:p><text:p text:style-name="P68"><text:span text:style-name="T66"/></text:p><text:p text:style-name="P68"><text:span text:style-name="T64">Діяльнісна складова</text:span></text:p><text:p text:style-name="P69"><text:span text:style-name="T66"><text:s text:c="4"/></text:span><text:span text:style-name="T65">Використовує</text:span><text:span text:style-name="T66"> різні алгоритмічні структури та змінні для <text:s/>розв’язання навчальних і життєвих задач.</text:span></text:p><text:p text:style-name="P69"><text:span text:style-name="T66"><text:s text:c="5"/></text:span><text:span text:style-name="T65">Застосовує</text:span><text:span text:style-name="T66"> засоби програмування для побудови моделей</text:span></text:p><text:p text:style-name="P69"><text:span text:style-name="T67"/></text:p><text:p text:style-name="P69"><text:span text:style-name="T64">Ціннісна складова</text:span></text:p><text:p text:style-name="P69"><text:span text:style-name="T66"><text:s text:c="5"/></text:span><text:span text:style-name="T65">Усвідомлює</text:span><text:span text:style-name="T66"> роль програмування та моделювання для розв’язання навчальних і життєвих задач</text:span></text:p></draw:text-box></draw:frame>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2</text:p>
          </table:table-cell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51"><text:span text:style-name="T32">С</text:span>истеми команд <text:span text:style-name="T32">виконавців алгоритмів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3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51"><text:span text:style-name="T34">Величини. Змінні. Вказівка присвоювання. </text:span><text:span text:style-name="T4">Практична робота №</text:span><text:span text:style-name="T5">4</text:span><text:span text:style-name="T4">. </text:span><text:span text:style-name="T34">Розбір</text:span><text:span text:style-name="T4"> </text:span><text:span text:style-name="T34">в</text:span><text:span text:style-name="T32">идів опису алгоритмів. </text:span><text:span text:style-name="T33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4</text:p>
          </table:table-cell>
          <table:table-cell table:style-name="Таблица1.A3" office:value-type="string">
            <text:p text:style-name="P17">4</text:p>
          </table:table-cell>
          <table:table-cell table:style-name="Таблица1.A3" office:value-type="string">
            <text:p text:style-name="P51">Середовище опису й виконання алгоритм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5</text:p>
          </table:table-cell>
          <table:table-cell table:style-name="Таблица1.A3" office:value-type="string">
            <text:p text:style-name="P17">5</text:p>
          </table:table-cell>
          <table:table-cell table:style-name="Таблица1.A3" office:value-type="string">
            <text:p text:style-name="P37">Робота з середовищем виконання алгоритмів LibreLogo (LibreOffice)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6</text:p>
          </table:table-cell>
          <table:table-cell table:style-name="Таблица1.A3" office:value-type="string">
            <text:p text:style-name="P17">6</text:p>
          </table:table-cell>
          <table:table-cell table:style-name="Таблица1.A3" office:value-type="string">
            <text:p text:style-name="P37">Робота з середовищем виконання алгоритмів Scratch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7</text:p>
          </table:table-cell>
          <table:table-cell table:style-name="Таблица1.A3" office:value-type="string">
            <text:p text:style-name="P17">7</text:p>
          </table:table-cell>
          <table:table-cell table:style-name="Таблица1.A3" office:value-type="string">
            <text:p text:style-name="P51">Створення алгоритмів і програм з використанням змінних і різних алгоритмічних структур: лінійних, розгалужень і повторень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8</text:p>
          </table:table-cell>
          <table:table-cell table:style-name="Таблица1.A3" office:value-type="string">
            <text:p text:style-name="P20">8</text:p>
          </table:table-cell>
          <table:table-cell table:style-name="Таблица1.A3" office:value-type="string">
            <text:p text:style-name="P37">Опис моделей у середовищі програмування. <text:span text:style-name="T2">Практична робота №</text:span><text:span text:style-name="T5">5</text:span><text:span text:style-name="T2">. </text:span>Виконання л<text:span text:style-name="T19">інійн</text:span>их<text:span text:style-name="T19"> алгоритм</text:span>ів<text:span text:style-name="T19">. </text:span><text:span text:style-name="T33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9</text:p>
          </table:table-cell>
          <table:table-cell table:style-name="Таблица1.A3" office:value-type="string">
            <text:p text:style-name="P20">9</text:p>
          </table:table-cell>
          <table:table-cell table:style-name="Таблица1.A3" office:value-type="string">
            <text:p text:style-name="P51">Алгоритми з розгалуженнями. <text:span text:style-name="T32">Складання </text:span>алгоритм<text:span text:style-name="T32">ів з </text:span>розгалуж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0</text:p>
          </table:table-cell>
          <table:table-cell table:style-name="Таблица1.A3" office:value-type="string">
            <text:p text:style-name="P20">10</text:p>
          </table:table-cell>
          <table:table-cell table:style-name="Таблица1.A3" office:value-type="string">
            <text:p text:style-name="P52">Алгоритми з розгалуженнями. <text:span text:style-name="T32">Виконання </text:span>алгоритм<text:span text:style-name="T32">ів з </text:span>розгалуж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1</text:p>
          </table:table-cell>
          <table:table-cell table:style-name="Таблица1.A3" office:value-type="string">
            <text:p text:style-name="P20">11</text:p>
          </table:table-cell>
          <table:table-cell table:style-name="Таблица1.A3" office:value-type="string">
            <text:p text:style-name="P52">Алгоритми з повтореннями. <text:span text:style-name="T32">Складання </text:span>алгоритм<text:span text:style-name="T32">ів </text:span>з повтор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2</text:p>
          </table:table-cell>
          <table:table-cell table:style-name="Таблица1.A3" office:value-type="string">
            <text:p text:style-name="P20">12</text:p>
          </table:table-cell>
          <table:table-cell table:style-name="Таблица1.A3" office:value-type="string">
            <text:p text:style-name="P52">Алгоритми з повтореннями. <text:span text:style-name="T32">Виконання </text:span>алгоритм<text:span text:style-name="T32">ів </text:span>з повтор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3</text:p>
          </table:table-cell>
          <table:table-cell table:style-name="Таблица1.A3" office:value-type="string">
            <text:p text:style-name="P23">13</text:p>
          </table:table-cell>
          <table:table-cell table:style-name="Таблица1.A3" office:value-type="string">
            <text:p text:style-name="P53">Повторення те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4</text:p>
          </table:table-cell>
          <table:table-cell table:style-name="Таблица1.A3" office:value-type="string">
            <text:p text:style-name="P20">14</text:p>
          </table:table-cell>
          <table:table-cell table:style-name="Таблица1.A3" office:value-type="string">
            <text:p text:style-name="P42">Узагальнення з теми Алгоритми та програми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</table:table>
      <text:p text:style-name="Standard"/>
      <text:p text:style-name="P14"/>
      <text:p text:style-name="Standard"/>
      <text:p text:style-name="P3"/>
      <text:p text:style-name="P3">Розклад годин по чвертям</text:p>
      <text:p text:style-name="P4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6">Клас</text:p>
          </table:table-cell>
          <table:table-cell table:style-name="Таблица2.A1" office:value-type="string">
            <text:p text:style-name="P26">Годин на тиждень</text:p>
          </table:table-cell>
          <table:table-cell table:style-name="Таблица2.A1" office:value-type="string">
            <text:p text:style-name="P26">Разом за програмою</text:p>
          </table:table-cell>
          <table:table-cell table:style-name="Таблица2.A1" office:value-type="string">
            <text:p text:style-name="P26">І ч.</text:p>
          </table:table-cell>
          <table:table-cell table:style-name="Таблица2.A1" office:value-type="string">
            <text:p text:style-name="P28"><text:span text:style-name="Основной_20_шрифт_20_абзаца"><text:span text:style-name="T35">II </text:span></text:span><text:span text:style-name="Основной_20_шрифт_20_абзаца"><text:span text:style-name="T36">2 ч.</text:span></text:span></text:p>
          </table:table-cell>
          <table:table-cell table:style-name="Таблица2.A1" office:value-type="string">
            <text:p text:style-name="P28"><text:span text:style-name="Основной_20_шрифт_20_абзаца"><text:span text:style-name="T35">III</text:span></text:span><text:span text:style-name="Основной_20_шрифт_20_абзаца"><text:span text:style-name="T36"> ч.</text:span></text:span></text:p>
          </table:table-cell>
          <table:table-cell table:style-name="Таблица2.G1" office:value-type="string">
            <text:p text:style-name="P28"><text:span text:style-name="Основной_20_шрифт_20_абзаца"><text:span text:style-name="T35">IV</text:span></text:span><text:span text:style-name="Основной_20_шрифт_20_абзаца"><text:span text:style-name="T36"> ч.</text:span></text:span></text:p>
          </table:table-cell>
        </table:table-row>
        <table:table-row>
          <table:table-cell table:style-name="Таблица2.A2" office:value-type="string">
            <text:p text:style-name="P27"><text:span text:style-name="T51">7</text:span>-А</text:p>
          </table:table-cell>
          <table:table-cell table:style-name="Таблица2.A2" office:value-type="string">
            <text:p text:style-name="P28">1</text:p>
          </table:table-cell>
          <table:table-cell table:style-name="Таблица2.A2" office:value-type="string">
            <text:p text:style-name="P28">3<text:span text:style-name="T44">4</text:span>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8">1<text:span text:style-name="T45">0</text:span></text:p>
          </table:table-cell>
          <table:table-cell table:style-name="Таблица2.G2" office:value-type="string">
            <text:p text:style-name="P28">8</text:p>
          </table:table-cell>
        </table:table-row>
        <table:table-row>
          <table:table-cell table:style-name="Таблица2.A2" office:value-type="string">
            <text:p text:style-name="P27"><text:span text:style-name="T51">7</text:span>-Б</text:p>
          </table:table-cell>
          <table:table-cell table:style-name="Таблица2.A2" office:value-type="string">
            <text:p text:style-name="P28">1</text:p>
          </table:table-cell>
          <table:table-cell table:style-name="Таблица2.A2" office:value-type="string">
            <text:p text:style-name="P28">3<text:span text:style-name="T56">4</text:span>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8">1<text:span text:style-name="T56">0</text:span></text:p>
          </table:table-cell>
          <table:table-cell table:style-name="Таблица2.G2" office:value-type="string">
            <text:p text:style-name="P28">8</text:p>
          </table:table-cell>
        </table:table-row>
        <table:table-row>
          <table:table-cell table:style-name="Таблица2.A2" office:value-type="string">
            <text:p text:style-name="P27"><text:span text:style-name="T51">7</text:span>-<text:span text:style-name="T51">В</text:span></text:p>
          </table:table-cell>
          <table:table-cell table:style-name="Таблица2.A2" office:value-type="string">
            <text:p text:style-name="P28">1</text:p>
          </table:table-cell>
          <table:table-cell table:style-name="Таблица2.A2" office:value-type="string">
            <text:p text:style-name="P28">3<text:span text:style-name="T44">4</text:span>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8">1<text:span text:style-name="T45">0</text:span></text:p>
          </table:table-cell>
          <table:table-cell table:style-name="Таблица2.G2" office:value-type="string">
            <text:p text:style-name="P28">8</text:p>
          </table:table-cell>
        </table:table-row>
      </table:table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8">Граф<text:span text:style-name="Основной_20_шрифт_20_абзаца"><text:span text:style-name="T36">ік контрольних та практичних робіт </text:span></text:span><text:span text:style-name="Основной_20_шрифт_20_абзаца"><text:span text:style-name="T37">5</text:span></text:span><text:span text:style-name="Основной_20_шрифт_20_абзаца"><text:span text:style-name="T36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6">Тип роботи</text:p>
          </table:table-cell>
          <table:table-cell table:style-name="Таблица3.A2" office:value-type="string">
            <text:p text:style-name="P26"><text:span text:style-name="T51">7</text:span>-А</text:p>
          </table:table-cell>
          <table:table-cell table:style-name="Таблица3.A2" office:value-type="string">
            <text:p text:style-name="P26"><text:span text:style-name="T51">7</text:span>-Б</text:p>
          </table:table-cell>
          <table:table-cell table:style-name="Таблица3.D2" office:value-type="string">
            <text:p text:style-name="P26"><text:span text:style-name="T51">7</text:span>-<text:span text:style-name="T51">В</text:span></text:p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36">Практична робота №</text:span></text:span><text:span text:style-name="Основной_20_шрифт_20_абзаца"><text:span text:style-name="T38">1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36">Практична робота №</text:span></text:span><text:span text:style-name="Основной_20_шрифт_20_абзаца"><text:span text:style-name="T38">2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36">Узагальнення №</text:span></text:span><text:span text:style-name="Основной_20_шрифт_20_абзаца"><text:span text:style-name="T38">1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39">Практична робота №</text:span></text:span><text:span text:style-name="Основной_20_шрифт_20_абзаца"><text:span text:style-name="T38">3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40">Узагальнення №2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39">Практична робота №</text:span></text:span><text:span text:style-name="Основной_20_шрифт_20_абзаца"><text:span text:style-name="T43">4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39">Практична робота №</text:span></text:span><text:span text:style-name="Основной_20_шрифт_20_абзаца"><text:span text:style-name="T43">5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41">Узагальнення №</text:span></text:span><text:span text:style-name="Основной_20_шрифт_20_абзаца"><text:span text:style-name="T42">3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</table:table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><text:soft-page-break/></text:p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46">Заступник</text:span> директора _________ М.В. Савіна<text:tab/><text:tab/><text:tab/><text:tab/><text:tab/><text:tab/><text:tab/><text:tab/><text:span text:style-name="T46">Д</text:span>иректор <text:span text:style-name="T46">школи</text:span> ____________ Л.М. Воробйов</text:p>
      <text:p text:style-name="P7">____________ 201<text:span text:style-name="T57">8</text:span> р.<text:tab/><text:tab/><text:tab/><text:tab/><text:tab/><text:tab/><text:tab/><text:tab/><text:tab/><text:tab/><text:tab/><text:tab/><text:tab/><text:tab/><text:tab/>_____________ 201<text:span text:style-name="T57">8</text:span> р.</text:p>
      <text:p text:style-name="P7">____________ 201<text:span text:style-name="T57">9</text:span> р.<text:tab/><text:tab/><text:tab/><text:tab/><text:tab/><text:tab/><text:tab/><text:tab/><text:tab/><text:tab/><text:tab/><text:tab/><text:tab/><text:tab/><text:tab/>_____________ 201<text:span text:style-name="T57">9</text:span> р.</text:p>
      <text:p text:style-name="P11"/>
      <text:p text:style-name="P11"/>
      <text:p text:style-name="P11"/>
      <text:p text:style-name="P11"/>
      <text:p text:style-name="P11"/>
      <text:p text:style-name="P9">Календарно-тематичне планування</text:p>
      <text:p text:style-name="P9">з <text:span text:style-name="T50">і</text:span>нформатики для <text:span text:style-name="T51">7</text:span> класів</text:p>
      <text:p text:style-name="P9"><text:span text:style-name="T46">в</text:span>читель Трубіцина А.Л.</text:p>
      <text:p text:style-name="P9">201<text:span text:style-name="T57">8</text:span>-201<text:span text:style-name="T57">9</text:span> н.р.</text:p>
      <text:p text:style-name="P10"/>
      <text:p text:style-name="P10"/>
      <text:p text:style-name="P10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51">7 </text:span>класу</text:p>
      <text:p text:style-name="P6">загальноосвітніх навчальних закладів <text:span text:style-name="T47">затверджена Міністерством освіти і науки України</text:span></text:p>
      <text:p text:style-name="P8">(Наказ МОН від <text:span text:style-name="T48">07.06.2017 №804</text:span>)</text:p>
      <text:p text:style-name="P8"/>
      <text:p text:style-name="P8"/>
      <text:p text:style-name="P8"/>
      <text:p text:style-name="P8"/>
      <text:p text:style-name="P8"/>
      <text:p text:style-name="P11"/>
      <text:p text:style-name="P13"><text:span text:style-name="T21"><text:tab/><text:tab/></text:span><text:span text:style-name="T23">Погоджено на засіданні </text:span><text:span text:style-name="T24">Ш</text:span><text:span text:style-name="T23">МО</text:span></text:p>
      <text:p text:style-name="P5"><text:tab/><text:tab/>протокол № _____ від ___________ р.</text:p>
      <text:p text:style-name="P5"><text:tab/><text:tab/>кер. <text:span text:style-name="T49">Ш</text:span>МО _________________ В.В. Маляренко </text:p>
      <text:p text:style-name="P5"/>
      <text:p text:style-name="Standard"/>
      <text:p text:style-name="Standard"/>
      <text:p text:style-name="Standard"/>
      <text:p text:style-name="Standard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23:15.771325205</dc:date>
    <meta:editing-duration>PT57M39S</meta:editing-duration>
    <meta:editing-cycles>27</meta:editing-cycles>
    <meta:generator>LibreOffice/6.1.1.2$Linux_X86_64 LibreOffice_project/10$Build-2</meta:generator>
    <meta:document-statistic meta:table-count="3" meta:image-count="0" meta:object-count="0" meta:page-count="4" meta:paragraph-count="182" meta:word-count="614" meta:character-count="4363" meta:non-whitespace-character-count="3866"/>
  </office:meta>
</office:document-meta>
</file>